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17424" calcext:value-type="float">
            <text:p>127.2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8864" calcext:value-type="float">
            <text:p>127.3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208" calcext:value-type="float">
            <text:p>127.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724" calcext:value-type="float">
            <text:p>126.5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764" calcext:value-type="float">
            <text:p>125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0816" calcext:value-type="float">
            <text:p>125.4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1192" calcext:value-type="float">
            <text:p>125.3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9856" calcext:value-type="float">
            <text:p>125.3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328" calcext:value-type="float">
            <text:p>125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6976" calcext:value-type="float">
            <text:p>125.1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9272" calcext:value-type="float">
            <text:p>125.2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7688" calcext:value-type="float">
            <text:p>124.7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5144" calcext:value-type="float">
            <text:p>124.2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306</text:p>
          </table:table-cell>
          <table:table-cell office:value-type="string" calcext:value-type="string">
            <text:p>Parmerton Quad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4472" calcext:value-type="float">
            <text:p>124.9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